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00" draw:fill-color="#461900" draw:textarea-horizontal-align="justify" draw:textarea-vertical-align="middle" draw:auto-grow-height="false" fo:min-height="23.814cm" fo:min-width="15.564cm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 fo:min-height="1.778cm" fo:min-width="12.7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330000" draw:fill-color="#ffffff" draw:textarea-horizontal-align="justify" draw:textarea-vertical-align="middle" draw:auto-grow-height="false" fo:min-height="23.93cm" fo:min-width="14.478cm"/>
    </style:style>
    <style:style style:name="gr5" style:family="graphic" style:parent-style-name="standard">
      <style:graphic-properties svg:stroke-color="#ff3333" draw:fill-color="#ff3333" draw:textarea-horizontal-align="justify" draw:textarea-vertical-align="middle" draw:auto-grow-height="false" fo:min-height="4.534cm" fo:min-width="0.584cm"/>
    </style:style>
    <style:style style:name="gr6" style:family="graphic" style:parent-style-name="standard">
      <style:graphic-properties draw:textarea-horizontal-align="justify" draw:textarea-vertical-align="middle" draw:auto-grow-height="false" fo:min-height="4.534cm" fo:min-width="0.584cm"/>
    </style:style>
    <style:style style:name="gr7" style:family="graphic" style:parent-style-name="standard">
      <style:graphic-properties svg:stroke-color="#ff3333" draw:fill-color="#ff3333" draw:textarea-horizontal-align="justify" draw:textarea-vertical-align="middle" draw:auto-grow-height="false" fo:min-height="23.93cm" fo:min-width="14.478cm"/>
    </style:style>
    <style:style style:name="gr8" style:family="graphic" style:parent-style-name="standard">
      <style:graphic-properties svg:stroke-color="#330000" draw:fill-color="#ffffff" draw:textarea-horizontal-align="justify" draw:textarea-vertical-align="middle" draw:auto-grow-height="false" fo:min-height="23.502cm" fo:min-width="13.937cm"/>
    </style:style>
    <style:style style:name="gr9" style:family="graphic" style:parent-style-name="standard">
      <style:graphic-properties svg:stroke-color="#0000ff" draw:fill-color="#0000ff" draw:textarea-horizontal-align="justify" draw:textarea-vertical-align="middle" draw:auto-grow-height="false" fo:min-height="4.534cm" fo:min-width="0.584cm"/>
    </style:style>
    <style:style style:name="gr10" style:family="graphic" style:parent-style-name="standard">
      <style:graphic-properties svg:stroke-color="#ffff66" draw:fill-color="#ffff66" draw:textarea-horizontal-align="justify" draw:textarea-vertical-align="middle" draw:auto-grow-height="false" fo:min-height="4.534cm" fo:min-width="0.584cm"/>
    </style:style>
    <style:style style:name="gr11" style:family="graphic" style:parent-style-name="standard">
      <style:graphic-properties svg:stroke-color="#006600" draw:fill-color="#006600" draw:textarea-horizontal-align="justify" draw:textarea-vertical-align="middle" draw:auto-grow-height="false" fo:min-height="4.534cm" fo:min-width="0.584cm"/>
    </style:style>
    <style:style style:name="gr12" style:family="graphic" style:parent-style-name="standard">
      <style:graphic-properties svg:stroke-color="#ffff66" draw:fill-color="#ffff66" draw:textarea-horizontal-align="justify" draw:textarea-vertical-align="middle" draw:auto-grow-height="false" fo:min-height="23.93cm" fo:min-width="14.478cm"/>
    </style:style>
    <style:style style:name="gr13" style:family="graphic" style:parent-style-name="standard">
      <style:graphic-properties svg:stroke-color="#006600" draw:fill-color="#006600" draw:textarea-horizontal-align="justify" draw:textarea-vertical-align="middle" draw:auto-grow-height="false" fo:min-height="23.93cm" fo:min-width="14.478cm"/>
    </style:style>
    <style:style style:name="gr14" style:family="graphic" style:parent-style-name="standard">
      <style:graphic-properties svg:stroke-color="#0000ff" draw:fill-color="#0000ff" draw:textarea-horizontal-align="justify" draw:textarea-vertical-align="middle" draw:auto-grow-height="false" fo:min-height="23.93cm" fo:min-width="14.478cm"/>
    </style:style>
    <style:style style:name="P1" style:family="paragraph">
      <loext:graphic-properties draw:fill-color="#46190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paragraph-properties fo:text-align="center"/>
      <style:text-properties fo: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006600"/>
      <style:paragraph-properties fo:text-align="center"/>
    </style:style>
    <style:style style:name="T1" style:family="text">
      <style:text-properties fo:color="#ffffff" fo:font-size="105.599998474121pt" style:font-size-asian="105.599998474121pt" style:font-size-complex="105.599998474121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25.8cm" svg:x="1.6cm" svg:y="1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2cm" svg:height="3.4cm" draw:transform="rotate (-1.5707963267949) translate (16.8cm 1.95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" draw:text-style-name="P4" draw:layer="layout" svg:width="13.693cm" svg:height="16.895cm" svg:x="3.354cm" svg:y="2.1cm">
          <draw:text-box>
            <text:p text:style-name="P3"><text:span text:style-name="T1">Make</text:span></text:p>
            <text:p text:style-name="P3"><text:span text:style-name="T1">Me </text:span></text:p>
            <text:p text:style-name="P3"><text:span text:style-name="T1">High</text:span></text:p>
            <text:p text:style-name="P3"><text:span text:style-name="T1">Efficient</text:span></text:p>
          </draw:text-box>
        </draw:frame>
        <draw:frame draw:style-name="gr3" draw:text-style-name="P6" draw:layer="layout" svg:width="11.085cm" svg:height="2.765cm" svg:x="4.958cm" svg:y="21.9cm">
          <draw:text-box>
            <text:p><text:span text:style-name="T2">With the </text:span><text:span text:style-name="T3"><text:a xlink:href="file:///C:/Users/ambulanz3/Desktop/technique" xlink:type="simple">technique</text:a></text:span><text:span text:style-name="T2"> of</text:span></text:p>
            <text:p text:style-name="P5"><text:span text:style-name="T2">Steven R. Covey</text:span></text:p>
          </draw:text-box>
        </draw:frame>
      </draw:page>
      <draw:page draw:name="page2" draw:style-name="dp1" draw:master-page-name="Standard">
        <draw:custom-shape draw:style-name="gr4" draw:text-style-name="P7" draw:layer="layout" svg:width="16.598cm" svg:height="25.8cm" svg:x="1.602cm" svg:y="1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1cm" svg:y="9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2cm" svg:y="14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3cm" svg:y="19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6.598cm" svg:height="25.8cm" svg:x="1.603cm" svg:y="1.9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5.997cm" svg:height="25.312cm" svg:x="1.903cm" svg:y="2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9.993cm" svg:height="1.987cm" svg:x="5.104cm" svg:y="2.4cm">
          <draw:text-box>
            <text:p><text:span text:style-name="T4">Mein Leitbild</text:span></text:p>
          </draw:text-box>
        </draw:frame>
        <draw:custom-shape draw:style-name="gr9" draw:text-style-name="P10" draw:layer="layout" svg:width="1.2cm" svg:height="4.9cm" svg:x="18.207cm" svg:y="19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6cm" svg:y="4.7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7cm" svg:y="9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8cm" svg:y="14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4" draw:text-style-name="P7" draw:layer="layout" svg:width="16.598cm" svg:height="25.8cm" svg:x="1.603cm" svg:y="1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1cm" svg:y="4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2cm" svg:y="9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3cm" svg:y="14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4cm" svg:y="19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16.598cm" svg:height="25.8cm" svg:x="1.604cm" svg:y="1.9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5.997cm" svg:height="25.312cm" svg:x="1.904cm" svg:y="2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3cm" svg:y="4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3.672cm" svg:height="1.987cm" svg:x="3.205cm" svg:y="2.401cm">
          <draw:text-box>
            <text:p><text:span text:style-name="T4">Mein Wochenplan</text:span></text:p>
          </draw:text-box>
        </draw:frame>
        <draw:custom-shape draw:style-name="gr9" draw:text-style-name="P10" draw:layer="layout" svg:width="1.2cm" svg:height="4.9cm" svg:x="18.207cm" svg:y="19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6cm" svg:y="4.7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7cm" svg:y="9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8cm" svg:y="14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custom-shape draw:style-name="gr4" draw:text-style-name="P7" draw:layer="layout" svg:width="16.598cm" svg:height="25.8cm" svg:x="1.604cm" svg:y="1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2cm" svg:y="4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3cm" svg:y="9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4cm" svg:y="14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5cm" svg:y="19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6.598cm" svg:height="25.8cm" svg:x="1.605cm" svg:y="1.95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5.997cm" svg:height="25.312cm" svg:x="1.905cm" svg:y="2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4cm" svg:y="4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2cm" svg:height="4.9cm" svg:x="18.205cm" svg:y="9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0.946cm" svg:height="1.987cm" svg:x="4.405cm" svg:y="2.401cm">
          <draw:text-box>
            <text:p><text:span text:style-name="T4">Meine Notizen</text:span></text:p>
          </draw:text-box>
        </draw:frame>
        <draw:custom-shape draw:style-name="gr9" draw:text-style-name="P10" draw:layer="layout" svg:width="1.2cm" svg:height="4.9cm" svg:x="18.207cm" svg:y="19.4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6cm" svg:y="4.7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7cm" svg:y="9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8cm" svg:y="14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Standard">
        <draw:custom-shape draw:style-name="gr4" draw:text-style-name="P7" draw:layer="layout" svg:width="16.598cm" svg:height="25.8cm" svg:x="1.605cm" svg:y="1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3cm" svg:y="4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4cm" svg:y="9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5cm" svg:y="14.5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cm" svg:height="4.9cm" svg:x="18.206cm" svg:y="19.4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6.598cm" svg:height="25.8cm" svg:x="1.606cm" svg:y="1.95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5.997cm" svg:height="25.312cm" svg:x="1.906cm" svg:y="2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2cm" svg:height="4.9cm" svg:x="18.205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2cm" svg:height="4.9cm" svg:x="18.206cm" svg:y="9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cm" svg:height="4.9cm" svg:x="18.207cm" svg:y="14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7.923cm" svg:height="1.987cm" svg:x="6.105cm" svg:y="2.402cm">
          <draw:text-box>
            <text:p><text:span text:style-name="T4">Sonsti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01:47:29.002000000</meta:creation-date>
    <meta:generator>LibreOffice/5.0.5.2$Windows_x86 LibreOffice_project/55b006a02d247b5f7215fc6ea0fde844b30035b3</meta:generator>
    <dc:date>2017-03-09T02:33:18.564000000</dc:date>
    <meta:editing-duration>PT30M45S</meta:editing-duration>
    <meta:editing-cycles>3</meta:editing-cycles>
    <meta:document-statistic meta:object-count="54"/>
  </office:meta>
</office:document-meta>
</file>